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386" officeooo:paragraph-rsid="00101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mbal installation and Control:</text:p>
      <text:p text:style-name="P1"/>
      <text:p text:style-name="P1">Step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10:47:35.307118448</meta:creation-date>
    <dc:date>2025-02-28T10:48:47.539197808</dc:date>
    <meta:editing-duration>PT1M13S</meta:editing-duration>
    <meta:editing-cycles>1</meta:editing-cycles>
    <meta:document-statistic meta:table-count="0" meta:image-count="0" meta:object-count="0" meta:page-count="1" meta:paragraph-count="2" meta:word-count="5" meta:character-count="38" meta:non-whitespace-character-count="35"/>
    <meta:generator>LibreOffice/6.4.7.2$Linux_AARCH64 LibreOffice_project/40$Build-2</meta:generator>
  </office:meta>
</office:document-meta>
</file>